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cbf4" officeooo:paragraph-rsid="0006cbf4"/>
    </style:style>
    <style:style style:name="P2" style:family="paragraph" style:parent-style-name="Preformatted_20_Text">
      <style:text-properties officeooo:rsid="0006cbf4" officeooo:paragraph-rsid="0006cbf4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solid" draw:fill-color="#111111" fo:min-height="2.422cm" draw:shadow-offset-x="0.305cm" draw:shadow-offset-y="0.30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tracked-changes>
        <text:changed-region xml:id="ct43358512" text:id="ct43358512">
          <text:deletion>
            <office:change-info>
              <dc:creator>Unknown Author</dc:creator>
              <dc:date>2015-06-12T21:21:00</dc:date>
            </office:change-info>
            <text:p text:style-name="P1">Hello World! This is first paragraph.</text:p>
            <text:p text:style-name="P1"/>
            <text:p text:style-name="P1">This is the second paragragh, <draw:frame draw:style-name="fr1" draw:name="Frame1" text:anchor-type="as-char" svg:width="2cm" draw:z-index="0"><draw:text-box fo:min-height="0.499cm"><text:p text:style-name="Frame_20_contents"/></draw:text-box></draw:frame>just adding few lines...</text:p>
            <text:p text:style-name="P1"/>
            <text:p text:style-name="P1">This is the third paragraph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frame text:anchor-type="as-char" svg:y="-0.848cm" draw:z-index="0" draw:style-name="gr1" draw:text-style-name="P1" svg:width="2.267cm" svg:height="2.423cm">
          <draw:text-box>
            <text:p/>
          </draw:text-box>
        </draw:frame>
        <text:change text:change-id="ct43358512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21:22:39.394146500</dc:date>
    <meta:editing-duration>PT4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2.2$Linux_X86_64 LibreOffice_project/40m0$Build-2</meta:generator>
  </office:meta>
</office:document-meta>
</file>